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4.25cm" fo:min-width="6.474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4.252cm" fo:min-width="6.474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4.249cm" fo:min-width="6.474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4.252cm" fo:min-width="6.473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4.251cm" fo:min-width="6.47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413cm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6.212cm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15.398cm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.274cm" fo:min-width="6.474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4.25cm" fo:min-width="1.47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478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72pt" style:font-size-asian="72pt" style:font-size-complex="72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7" style:family="paragraph">
      <loext:graphic-properties draw:fill-color="#ffffff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974cm" svg:height="4.5cm" svg:x="0.556cm" svg:y="5.6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74cm" svg:height="4.502cm" svg:x="0.556cm" svg:y="10.3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74cm" svg:height="4.499cm" svg:x="0.556cm" svg:y="16.0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973cm" svg:height="4.502cm" svg:x="7.715cm" svg:y="10.3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974cm" svg:height="4.501cm" svg:x="17.12cm" svg:y="16.05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481cm" svg:height="3.088cm" svg:x="2.232cm" svg:y="6.408cm">
          <draw:text-box>
            <text:p text:style-name="P2"><text:span text:style-name="T1">A</text:span></text:p>
          </draw:text-box>
        </draw:frame>
        <draw:frame draw:style-name="gr6" draw:text-style-name="P3" draw:layer="layout" svg:width="3.481cm" svg:height="3.088cm" svg:x="2.232cm" svg:y="11.104cm">
          <draw:text-box>
            <text:p text:style-name="P2"><text:span text:style-name="T1">T</text:span><text:span text:style-name="T2">1</text:span></text:p>
          </draw:text-box>
        </draw:frame>
        <draw:frame draw:style-name="gr7" draw:text-style-name="P3" draw:layer="layout" svg:width="4.316cm" svg:height="4.663cm" svg:x="9.2cm" svg:y="11.204cm">
          <draw:text-box>
            <text:p text:style-name="P2"><text:span text:style-name="T1">W</text:span><text:span text:style-name="T2">1</text:span></text:p>
          </draw:text-box>
        </draw:frame>
        <draw:custom-shape draw:style-name="gr8" draw:text-style-name="P4" draw:layer="layout" svg:width="6.928cm" svg:height="0.508cm" svg:x="0.608cm" svg:y="1.178cm">
          <text:p/>
          <draw:enhanced-geometry svg:viewBox="0 0 21600 21600" draw:text-areas="?f5 ?f1 ?f6 ?f3" draw:type="left-right-arrow" draw:modifiers="1182.91073289337 7723.3791748526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4" draw:layer="layout" svg:width="16.41cm" svg:height="0.508cm" svg:x="7.72cm" svg:y="1.178cm">
          <text:p/>
          <draw:enhanced-geometry svg:viewBox="0 0 21600 21600" draw:text-areas="?f5 ?f1 ?f6 ?f3" draw:type="left-right-arrow" draw:modifiers="1182.91073289337 7723.3791748526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4" draw:layer="layout" svg:width="0.229cm" svg:height="0.22cm" svg:x="3.801cm" svg:y="14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29cm" svg:height="0.221cm" svg:x="3.802cm" svg:y="15.3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29cm" svg:height="0.22cm" svg:x="3.801cm" svg:y="1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29cm" svg:height="0.221cm" svg:x="15.243cm" svg:y="15.0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29cm" svg:height="0.221cm" svg:x="15.685cm" svg:y="15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29cm" svg:height="0.22cm" svg:x="16.16cm" svg:y="15.5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5.642cm" svg:height="1.778cm" svg:x="1.478cm" svg:y="0.008cm">
          <draw:text-box>
            <text:p text:style-name="P2"><text:span text:style-name="T3">1st stage</text:span></text:p>
          </draw:text-box>
        </draw:frame>
        <draw:frame draw:style-name="gr11" draw:text-style-name="P5" draw:layer="layout" svg:width="5.642cm" svg:height="1.778cm" svg:x="13cm" svg:y="0cm">
          <draw:text-box>
            <text:p text:style-name="P2"><text:span text:style-name="T3">2nd stage</text:span></text:p>
          </draw:text-box>
        </draw:frame>
        <draw:frame draw:style-name="gr6" draw:text-style-name="P3" draw:layer="layout" svg:width="3.481cm" svg:height="3.088cm" svg:x="2.232cm" svg:y="16.915cm">
          <draw:text-box>
            <text:p text:style-name="P2"><text:span text:style-name="T1">T</text:span><text:span text:style-name="T2">r</text:span></text:p>
          </draw:text-box>
        </draw:frame>
        <draw:frame draw:style-name="gr6" draw:text-style-name="P3" draw:layer="layout" svg:width="3.481cm" svg:height="3.088cm" svg:x="18.906cm" svg:y="17.003cm">
          <draw:text-box>
            <text:p text:style-name="P2"><text:span text:style-name="T1">W</text:span><text:span text:style-name="T2">r</text:span></text:p>
          </draw:text-box>
        </draw:frame>
        <draw:custom-shape draw:style-name="gr12" draw:text-style-name="P1" draw:layer="layout" svg:width="6.974cm" svg:height="1.524cm" svg:x="0.562cm" svg:y="2.50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.974cm" svg:height="1.524cm" svg:x="7.714cm" svg:y="2.50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.974cm" svg:height="1.524cm" svg:x="17.054cm" svg:y="2.50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974cm" svg:height="4.5cm" svg:x="25.489cm" svg:y="5.6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974cm" svg:height="4.5cm" svg:x="25.489cm" svg:y="10.3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974cm" svg:height="4.5cm" svg:x="25.482cm" svg:y="16.0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229cm" svg:height="0.221cm" svg:x="15.243cm" svg:y="3.2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29cm" svg:height="0.221cm" svg:x="15.685cm" svg:y="3.2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29cm" svg:height="0.22cm" svg:x="16.16cm" svg:y="3.2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" draw:layer="layout" svg:width="3.481cm" svg:height="2.728cm" svg:x="2.233cm" svg:y="2.441cm">
          <draw:text-box>
            <text:p text:style-name="P2"><text:span text:style-name="T4">c</text:span></text:p>
          </draw:text-box>
        </draw:frame>
        <draw:frame draw:style-name="gr14" draw:text-style-name="P6" draw:layer="layout" svg:width="3.481cm" svg:height="2.728cm" svg:x="9.473cm" svg:y="2.374cm">
          <draw:text-box>
            <text:p text:style-name="P2"><text:span text:style-name="T4">q</text:span><text:span text:style-name="T5">1</text:span></text:p>
          </draw:text-box>
        </draw:frame>
        <draw:frame draw:style-name="gr14" draw:text-style-name="P6" draw:layer="layout" svg:width="3.481cm" svg:height="2.728cm" svg:x="18.874cm" svg:y="2.341cm">
          <draw:text-box>
            <text:p text:style-name="P2"><text:span text:style-name="T4">q</text:span><text:span text:style-name="T5">r</text:span></text:p>
          </draw:text-box>
        </draw:frame>
        <draw:frame draw:style-name="gr14" draw:text-style-name="P6" draw:layer="layout" svg:width="3.481cm" svg:height="2.728cm" svg:x="24.783cm" svg:y="7.023cm">
          <draw:text-box>
            <text:p text:style-name="P2"><text:span text:style-name="T4">b</text:span></text:p>
          </draw:text-box>
        </draw:frame>
        <draw:frame draw:style-name="gr14" draw:text-style-name="P6" draw:layer="layout" svg:width="3.481cm" svg:height="2.728cm" svg:x="24.784cm" svg:y="11.823cm">
          <draw:text-box>
            <text:p text:style-name="P2"><text:span text:style-name="T4">h</text:span><text:span text:style-name="T5">1</text:span></text:p>
          </draw:text-box>
        </draw:frame>
        <draw:frame draw:style-name="gr14" draw:text-style-name="P6" draw:layer="layout" svg:width="3.481cm" svg:height="2.728cm" svg:x="24.752cm" svg:y="17.623cm">
          <draw:text-box>
            <text:p text:style-name="P2"><text:span text:style-name="T4">h</text:span><text:span text:style-name="T5">r</text:span></text:p>
          </draw:text-box>
        </draw:frame>
        <draw:custom-shape draw:style-name="gr10" draw:text-style-name="P4" draw:layer="layout" svg:width="0.229cm" svg:height="0.22cm" svg:x="26.301cm" svg:y="14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29cm" svg:height="0.221cm" svg:x="26.302cm" svg:y="15.3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29cm" svg:height="0.22cm" svg:x="26.301cm" svg:y="15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6:00:55.754833346</meta:creation-date>
    <dc:date>2018-10-12T00:32:22.833094368</dc:date>
    <meta:editing-duration>PT1H20M52S</meta:editing-duration>
    <meta:editing-cycles>8</meta:editing-cycles>
    <meta:generator>LibreOffice/6.0.6.2$Linux_X86_64 LibreOffice_project/00m0$Build-2</meta:generator>
    <meta:document-statistic meta:object-count="61"/>
  </office:meta>
</office:document-meta>
</file>